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bt1" style:family="table">
      <style:table-properties style:width="6.6806in" table:align="center" style:shadow="none" style:may-break-between-rows="false"/>
    </style:style>
    <style:style style:name="bt1.A" style:family="table-column">
      <style:table-column-properties style:column-width="0.8215in"/>
    </style:style>
    <style:style style:name="bt1.B" style:family="table-column">
      <style:table-column-properties style:column-width="0.6264in"/>
    </style:style>
    <style:style style:name="bt1.H" style:family="table-column">
      <style:table-column-properties style:column-width="0.7in"/>
    </style:style>
    <style:style style:name="bt1.J" style:family="table-column">
      <style:table-column-properties style:column-width="0.7007in"/>
    </style:style>
    <style:style style:name="bt1.1" style:family="table-row">
      <style:table-row-properties style:min-row-height="0.3063in"/>
    </style:style>
    <style:style style:name="bt1.A1" style:family="table-cell">
      <style:table-cell-properties style:vertical-align="bottom" fo:padding="0.0201in" fo:border="none"/>
    </style:style>
    <style:style style:name="bt1.2" style:family="table-row">
      <style:table-row-properties style:min-row-height="0.5708in"/>
    </style:style>
    <style:style style:name="b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b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bt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bt1.3" style:family="table-row">
      <style:table-row-properties style:min-row-height="0.2639in"/>
    </style:style>
    <style:style style:name="bt1.C3" style:family="table-cell">
      <style:table-cell-properties fo:padding="0.0382in" fo:border-left="0.0007in solid #000000" fo:border-right="none" fo:border-top="none" fo:border-bottom="0.0007in solid #000000"/>
    </style:style>
    <style:style style:name="bt1.4" style:family="table-row">
      <style:table-row-properties style:min-row-height="0.2674in"/>
    </style:style>
    <style:style style:name="bt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bt1.A5" style:family="table-cell">
      <style:table-cell-properties fo:padding="0.0382in" fo:border-left="0.0347in solid #000000" fo:border-right="none" fo:border-top="none" fo:border-bottom="0.0007in solid #000000"/>
    </style:style>
    <style:style style:name="bt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bt1.A7" style:family="table-cell">
      <style:table-cell-properties fo:padding="0.0382in" fo:border-left="0.0347in solid #000000" fo:border-right="none" fo:border-top="none" fo:border-bottom="0.0347in solid #000000"/>
    </style:style>
    <style:style style:name="bt1.B7" style:family="table-cell">
      <style:table-cell-properties fo:padding="0.0382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Text_20_body" style:master-page-name="">
      <style:paragraph-properties style:page-number="auto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7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3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39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40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normal" style:font-weight-asian="normal" style:font-name-complex="Ari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language="ru" fo:country="RU" fo:font-style="italic" style:font-style-asian="italic" style:font-style-complex="italic"/>
    </style:style>
    <style:style style:name="T29" style:family="text">
      <style:text-properties style:font-name="Times New Roman1" fo:language="en" fo:country="US" fo:font-style="normal" style:font-style-asian="normal" style:font-style-complex="normal"/>
    </style:style>
    <style:style style:name="T30" style:family="text">
      <style:text-properties style:font-name="Times New Roman" fo:language="ru" fo:country="RU" fo:background-color="transparent"/>
    </style:style>
    <style:style style:name="T31" style:family="text">
      <style:text-properties style:font-name="Times New Roman" fo:font-size="12pt" style:font-size-asian="12pt" style:font-name-complex="Symbol" style:font-size-complex="12pt"/>
    </style:style>
    <style:style style:name="T32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3" style:family="text">
      <style:text-properties fo:background-color="transparent"/>
    </style:style>
    <style:style style:name="T34" style:family="text">
      <style:text-properties fo:font-size="12pt" fo:language="ru" fo:country="RU" style:font-size-asian="12pt"/>
    </style:style>
    <style:style style:name="T35" style:family="text">
      <style:text-properties fo:font-size="12pt" fo:language="en" fo:country="US" style:font-size-asian="12pt"/>
    </style:style>
    <style:style style:name="T36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style:font-name="Arial" style:font-name-complex="Times New Roman"/>
    </style:style>
    <style:style style:name="T39" style:family="text">
      <style:text-properties style:font-name="Arial" fo:language="en" fo:country="US" style:font-name-complex="Times New Roman"/>
    </style:style>
    <style:style style:name="T40" style:family="text">
      <style:text-properties style:text-underline-style="solid" style:text-underline-width="auto" style:text-underline-color="font-color" style:font-name-complex="Arial"/>
    </style:style>
    <style:style style:name="T41" style:family="text">
      <style:text-properties style:font-name-complex="Symbol"/>
    </style:style>
    <style:style style:name="T42" style:family="text">
      <style:text-properties style:text-position="super 58%"/>
    </style:style>
    <style:style style:name="T43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4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5" style:family="text">
      <style:text-properties style:text-underline-style="none"/>
    </style:style>
    <style:style style:name="T46" style:family="text">
      <style:text-properties fo:color="#ff6600" fo:language="ru" fo:country="RU"/>
    </style:style>
    <style:style style:name="T47" style:family="text">
      <style:text-properties fo:color="#ff6600" fo:language="en" fo:country="US"/>
    </style:style>
    <style:style style:name="T48" style:family="text">
      <style:text-properties style:font-name="Times New Roman1"/>
    </style:style>
    <style:style style:name="T49" style:family="text">
      <style:text-properties style:font-name="Times New Roman1" fo:language="en" fo:country="US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8">ПОВЕРКИ</text:span></text:p>
      <text:p text:style-name="P6"/>
      <text:p text:style-name="P5"><text:span text:style-name="T34">дозиметра рентгеновского и гамма-излучения МКС- </text:span><text:span text:style-name="T35">AT6130</text:span></text:p>
      <text:p text:style-name="P6"/>
      <text:p text:style-name="P24"><text:span text:style-name="T10">№ _</text:span><text:span text:style-name="T36">$</text:span><text:span text:style-name="T37">allSerial</text:span><text:span text:style-name="T3"><text:tab/><text:tab/></text:span></text:p>
      <text:p text:style-name="P23"><text:span text:style-name="T24">принадлежащего<text:tab/></text:span><text:span text:style-name="T25"><text:tab/></text:span></text:p>
      <text:p text:style-name="P14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мкЗв/ч, <text:s/>согласно методике, изложенной в </text:span><text:span text:style-name="T46">МП. МН-</text:span><text:span text:style-name="T47">854</text:span><text:span text:style-name="T46">-200</text:span><text:span text:style-name="T47">0</text:span></text:p>
      <text:p text:style-name="P20"><text:span text:style-name="T8">1. </text:span>Эталонные средства измерений:</text:p>
      <text:p text:style-name="P13">- образцовая дозиметрическая поверочная установка УДГ-АТ110 №013 с источниками <text:span text:style-name="T22">2</text:span><text:span text:style-name="T23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3">- образцовая дозиметрическая поверочная установка УДГ-АТ130 №015 с источниками <text:span text:style-name="T22">1</text:span><text:span text:style-name="T23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13">- <text:span text:style-name="T38">образцовые бета-источники из радионуклида стронций-90 + иттрий-90 типа 4С0, 5С0, <text:s text:c="2"/>6С0 с погрешностью аттестации 6% , св. №48-48</text:span><text:span text:style-name="T39">2377/1 </text:span><text:span text:style-name="T38">от </text:span><text:span text:style-name="T39">20.10.14</text:span><text:span text:style-name="T38">, РУП «БелГим» </text:span>;</text:p>
      <text:p text:style-name="P46">2. Поверка блоков детектирования</text:p>
      <text:p text:style-name="P4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2">- контроль работоспособности<text:tab/></text:p>
      <text:p text:style-name="P45"><text:span text:style-name="T8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46">3. <text:span text:style-name="T45">Определение метрологических характеристик:</text:span></text:p>
      <text:p text:style-name="P45"><text:span text:style-name="T6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4">а</text:span><text:span text:style-name="T6">-радиометр</text:span><text:span text:style-name="T14">а</text:span><text:span text:style-name="T6"> МКС-AT6130</text:span></text:p>
      <text:p text:style-name="P2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8">Д</text:span>озиметр-радиометр МКС-AT6130<text:span text:style-name="T8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5">Мощность амбиентной эквивалент-ной дозы в <text:span text:style-name="T8">контроль-ной</text:span> точке <text:span text:style-name="T27">Ḣ</text:span><text:span text:style-name="T17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9">Относи-тельная</text:span><text:span text:style-name="T33"> </text:span><text:span text:style-name="T9">погреш-ность</text:span><text:span text:style-name="T33"> </text:span><text:span text:style-name="T30">измерения</text:span> </text:p>
            <text:p text:style-name="P17"><text:span text:style-name="T28">θ</text:span><text:span text:style-name="T18">пр</text:span><text:span text:style-name="T19">i</text:span><text:span text:style-name="T8">,</text:span> %</text:p>
          </table:table-cell>
          <table:table-cell table:style-name="t1.B2" table:number-rows-spanned="3" office:value-type="string">
            <text:p text:style-name="P16"><text:span text:style-name="T8">Довери-тель</text:span>ная граница погреш-ности измерения <text:span text:style-name="T29">Δ</text:span><text:span text:style-name="T20">i</text:span><text:span text:style-name="T1">,</text:span> %</text:p>
          </table:table-cell>
          <table:table-cell table:style-name="t1.K2" table:number-rows-spanned="3" office:value-type="string">
            <text:p text:style-name="P19"><text:span text:style-name="T26">Предел основной </text:span><text:span text:style-name="T8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1">Фон, нЗв/ч</text:p>
          </table:table-cell>
          <table:table-cell table:style-name="t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1">Среднее значение, <text:span text:style-name="T2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22">H</text:span><text:span text:style-name="T15">1</text:span></text:p>
          </table:table-cell>
          <table:table-cell table:style-name="t1.D3" office:value-type="string">
            <text:p text:style-name="P21"><text:span text:style-name="T2">H</text:span><text:span text:style-name="T15">2</text:span></text:p>
          </table:table-cell>
          <table:table-cell table:style-name="t1.D3" office:value-type="string">
            <text:p text:style-name="P21"><text:span text:style-name="T2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5" office:value-type="string">
            <text:p text:style-name="P9">±<text:span text:style-name="T8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9" office:value-type="string">
            <text:p text:style-name="P9">7,0 мЗв/ч</text:p>
          </table:table-cell>
          <table:table-cell table:style-name="t1.B9" office:value-type="string">
            <text:p text:style-name="P10">$1-34</text:p>
          </table:table-cell>
          <table:table-cell table:style-name="t1.B9" office:value-type="string">
            <text:p text:style-name="P10">$1-44</text:p>
          </table:table-cell>
          <table:table-cell table:style-name="t1.B9" office:value-type="string">
            <text:p text:style-name="P10">$1-54</text:p>
          </table:table-cell>
          <table:table-cell table:style-name="t1.B9" office:value-type="string">
            <text:p text:style-name="P10">$1-64</text:p>
          </table:table-cell>
          <table:table-cell table:style-name="t1.B9" office:value-type="string">
            <text:p text:style-name="P10">$1-74</text:p>
          </table:table-cell>
          <table:table-cell table:style-name="t1.B9" office:value-type="string">
            <text:p text:style-name="P10">$1-84</text:p>
          </table:table-cell>
          <table:table-cell table:style-name="t1.B9" office:value-type="string">
            <text:p text:style-name="P10">$1-04</text:p>
          </table:table-cell>
          <table:table-cell table:style-name="t1.B9" office:value-type="string">
            <text:p text:style-name="P10">$1-14</text:p>
          </table:table-cell>
          <table:table-cell table:style-name="t1.B9" office:value-type="string">
            <text:p text:style-name="P10">$1-24</text:p>
          </table:table-cell>
          <table:covered-table-cell/>
        </table:table-row>
      </table:table>
      <text:p text:style-name="Text_20_body"/>
      <text:p text:style-name="P45"><text:soft-page-break/><text:span text:style-name="T14">б</text:span><text:span text:style-name="T6">)<text:tab/>Проверка основной относительной погрешности измерения плотности потока бета-чаcтиц</text:span><text:span text:style-name="T14"> д</text:span><text:span text:style-name="T6">озиметр</text:span><text:span text:style-name="T14">а</text:span><text:span text:style-name="T6">-радиометр</text:span><text:span text:style-name="T14">а</text:span><text:span text:style-name="T6"> МКС-AT6130</text:span></text:p>
      <table:table table:name="bt1" table:style-name="bt1">
        <table:table-column table:style-name="bt1.A"/>
        <table:table-column table:style-name="bt1.B" table:number-columns-repeated="6"/>
        <table:table-column table:style-name="bt1.H" table:number-columns-repeated="2"/>
        <table:table-column table:style-name="bt1.J"/>
        <table:table-row table:style-name="bt1.1">
          <table:table-cell table:style-name="bt1.A1" table:number-columns-spanned="10" office:value-type="string">
            <text:p text:style-name="P26"><text:span text:style-name="T8">Д</text:span><text:span text:style-name="T5">озиметр-радиометр МКС-AT6130</text:span><text:span text:style-name="T8"> </text:span><text:span text:style-name="T5">зав №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t1.2">
          <table:table-cell table:style-name="bt1.A2" table:number-rows-spanned="3" office:value-type="string">
            <text:p text:style-name="P40"><text:span text:style-name="T8">Плотность потока в </text:span><text:span text:style-name="T1">контроль-ной</text:span> точке <text:span text:style-name="T41"></text:span><text:span text:style-name="T15">0</text:span><text:span text:style-name="T16">i</text:span>,</text:p>
            <text:p text:style-name="P41"><text:s/>мин<text:span text:style-name="T42">-1</text:span>·см<text:span text:style-name="T42">-2</text:span></text:p>
          </table:table-cell>
          <table:table-cell table:style-name="bt1.B2" table:number-rows-spanned="3" office:value-type="string">
            <text:p text:style-name="P17">Номер источ-ника</text:p>
          </table:table-cell>
          <table:table-cell table:style-name="bt1.B2" table:number-columns-spanned="5" office:value-type="string">
            <text:p text:style-name="P21">Измерение плотности потока в контрольной <text:s/>точке, <text:span text:style-name="T31"></text:span><text:span text:style-name="T21">i</text:span></text:p>
          </table:table-cell>
          <table:covered-table-cell/>
          <table:covered-table-cell/>
          <table:covered-table-cell/>
          <table:covered-table-cell/>
          <table:table-cell table:style-name="bt1.B2" table:number-rows-spanned="3" office:value-type="string">
            <text:p text:style-name="P17"><text:span text:style-name="T9">Относи-тельная</text:span><text:span text:style-name="T33"> </text:span><text:span text:style-name="T9">погреш-ность</text:span><text:span text:style-name="T33"> </text:span><text:span text:style-name="T30">измерения</text:span> </text:p>
            <text:p text:style-name="P17"><text:span text:style-name="T28">θ</text:span><text:span text:style-name="T18">пр</text:span><text:span text:style-name="T19">i</text:span><text:span text:style-name="T8">,</text:span> %</text:p>
          </table:table-cell>
          <table:table-cell table:style-name="bt1.B2" table:number-rows-spanned="3" office:value-type="string">
            <text:p text:style-name="P16"><text:span text:style-name="T8">Довери-тель</text:span>ная граница погреш-ности измерения <text:span text:style-name="T29">Δ</text:span><text:span text:style-name="T20">i</text:span><text:span text:style-name="T1">,</text:span> %</text:p>
          </table:table-cell>
          <table:table-cell table:style-name="bt1.J2" table:number-rows-spanned="3" office:value-type="string">
            <text:p text:style-name="P19"><text:span text:style-name="T26">Предел основной </text:span><text:span text:style-name="T8">относи-тельной</text:span> <text:span text:style-name="T1">погреш-ности</text:span>, </text:p>
            <text:p text:style-name="P19">%</text:p>
          </table:table-cell>
        </table:table-row>
        <table:table-row table:style-name="bt1.3">
          <table:covered-table-cell/>
          <table:covered-table-cell/>
          <table:table-cell table:style-name="bt1.C3" table:number-rows-spanned="2" office:value-type="string">
            <text:p text:style-name="P21">Фон</text:p>
          </table:table-cell>
          <table:table-cell table:style-name="bt1.C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bt1.C3" table:number-rows-spanned="2" office:value-type="string">
            <text:p text:style-name="P21">Среднее значение, <text:span text:style-name="T32"></text:span><text:span text:style-name="T15">ср</text:span></text:p>
          </table:table-cell>
          <table:covered-table-cell/>
          <table:covered-table-cell/>
          <table:covered-table-cell/>
        </table:table-row>
        <table:table-row table:style-name="bt1.4">
          <table:covered-table-cell/>
          <table:covered-table-cell/>
          <table:covered-table-cell/>
          <table:table-cell table:style-name="bt1.D4" office:value-type="string">
            <text:p text:style-name="P22"><text:span text:style-name="T43"></text:span><text:span text:style-name="T15">1</text:span></text:p>
          </table:table-cell>
          <table:table-cell table:style-name="bt1.D4" office:value-type="string">
            <text:p text:style-name="P21"><text:span text:style-name="T44"></text:span><text:span text:style-name="T15">2</text:span></text:p>
          </table:table-cell>
          <table:table-cell table:style-name="bt1.D4" office:value-type="string">
            <text:p text:style-name="P21"><text:span text:style-name="T44">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t1.A5" office:value-type="string">
            <text:p text:style-name="P35"><text:span text:style-name="T48">β</text:span>1-90</text:p>
          </table:table-cell>
          <table:table-cell table:style-name="bt1.C3" office:value-type="string">
            <text:p text:style-name="P35"><text:span text:style-name="T48">β</text:span>1-30</text:p>
          </table:table-cell>
          <table:table-cell table:style-name="bt1.C3" office:value-type="string">
            <text:p text:style-name="P35"><text:span text:style-name="T48">β</text:span>1-50</text:p>
          </table:table-cell>
          <table:table-cell table:style-name="bt1.C3" office:value-type="string">
            <text:p text:style-name="P38"><text:span text:style-name="T49">β</text:span>1-60</text:p>
          </table:table-cell>
          <table:table-cell table:style-name="bt1.C3" office:value-type="string">
            <text:p text:style-name="P38"><text:span text:style-name="T49">β</text:span>1-70</text:p>
          </table:table-cell>
          <table:table-cell table:style-name="bt1.C3" office:value-type="string">
            <text:p text:style-name="P38"><text:span text:style-name="T49">β</text:span>1-80</text:p>
          </table:table-cell>
          <table:table-cell table:style-name="bt1.C3" office:value-type="string">
            <text:p text:style-name="P39"><text:span text:style-name="T48">β</text:span>1-00</text:p>
          </table:table-cell>
          <table:table-cell table:style-name="bt1.C3" office:value-type="string">
            <text:p text:style-name="P38"><text:span text:style-name="T49">β</text:span>1-10</text:p>
          </table:table-cell>
          <table:table-cell table:style-name="bt1.C3" office:value-type="string">
            <text:p text:style-name="P38"><text:span text:style-name="T49">β</text:span>1-20</text:p>
          </table:table-cell>
          <table:table-cell table:style-name="bt1.J5" table:number-rows-spanned="3" office:value-type="string">
            <text:p text:style-name="P36">±<text:span text:style-name="T1">20</text:span></text:p>
          </table:table-cell>
        </table:table-row>
        <table:table-row>
          <table:table-cell table:style-name="bt1.A5" office:value-type="string">
            <text:p text:style-name="P35"><text:span text:style-name="T48">β</text:span>1-9<text:span text:style-name="T8">1</text:span></text:p>
          </table:table-cell>
          <table:table-cell table:style-name="bt1.C3" office:value-type="string">
            <text:p text:style-name="P35"><text:span text:style-name="T48">β</text:span>1-3<text:span text:style-name="T8">1</text:span></text:p>
          </table:table-cell>
          <table:table-cell table:style-name="bt1.C3" office:value-type="string">
            <text:p text:style-name="P35"><text:span text:style-name="T48">β</text:span>1-5<text:span text:style-name="T8">1</text:span></text:p>
          </table:table-cell>
          <table:table-cell table:style-name="bt1.C3" office:value-type="string">
            <text:p text:style-name="P38"><text:span text:style-name="T49">β</text:span>1-61</text:p>
          </table:table-cell>
          <table:table-cell table:style-name="bt1.C3" office:value-type="string">
            <text:p text:style-name="P38"><text:span text:style-name="T49">β</text:span>1-71</text:p>
          </table:table-cell>
          <table:table-cell table:style-name="bt1.C3" office:value-type="string">
            <text:p text:style-name="P38"><text:span text:style-name="T49">β</text:span>1-81</text:p>
          </table:table-cell>
          <table:table-cell table:style-name="bt1.C3" office:value-type="string">
            <text:p text:style-name="P39"><text:span text:style-name="T48">β</text:span>1-01</text:p>
          </table:table-cell>
          <table:table-cell table:style-name="bt1.C3" office:value-type="string">
            <text:p text:style-name="P38"><text:span text:style-name="T49">β</text:span>1-11</text:p>
          </table:table-cell>
          <table:table-cell table:style-name="bt1.C3" office:value-type="string">
            <text:p text:style-name="P38"><text:span text:style-name="T49">β</text:span>1-21</text:p>
          </table:table-cell>
          <table:covered-table-cell/>
        </table:table-row>
        <table:table-row>
          <table:table-cell table:style-name="bt1.A7" office:value-type="string">
            <text:p text:style-name="P35"><text:span text:style-name="T48">β</text:span>1-9<text:span text:style-name="T8">2</text:span></text:p>
          </table:table-cell>
          <table:table-cell table:style-name="bt1.B7" office:value-type="string">
            <text:p text:style-name="P35"><text:span text:style-name="T48">β</text:span>1-3<text:span text:style-name="T8">2</text:span></text:p>
          </table:table-cell>
          <table:table-cell table:style-name="bt1.B7" office:value-type="string">
            <text:p text:style-name="P35"><text:span text:style-name="T48">β</text:span>1-5<text:span text:style-name="T8">2</text:span></text:p>
          </table:table-cell>
          <table:table-cell table:style-name="bt1.B7" office:value-type="string">
            <text:p text:style-name="P38"><text:span text:style-name="T49">β</text:span>1-62</text:p>
          </table:table-cell>
          <table:table-cell table:style-name="bt1.B7" office:value-type="string">
            <text:p text:style-name="P38"><text:span text:style-name="T49">β</text:span>1-72</text:p>
          </table:table-cell>
          <table:table-cell table:style-name="bt1.B7" office:value-type="string">
            <text:p text:style-name="P38"><text:span text:style-name="T49">β</text:span>1-82</text:p>
          </table:table-cell>
          <table:table-cell table:style-name="bt1.B7" office:value-type="string">
            <text:p text:style-name="P39"><text:span text:style-name="T48">β</text:span>1-02</text:p>
          </table:table-cell>
          <table:table-cell table:style-name="bt1.B7" office:value-type="string">
            <text:p text:style-name="P38"><text:span text:style-name="T49">β</text:span>1-12</text:p>
          </table:table-cell>
          <table:table-cell table:style-name="bt1.B7" office:value-type="string">
            <text:p text:style-name="P38"><text:span text:style-name="T49">β</text:span>1-22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3T16:47:19.70</dc:date>
    <meta:editing-duration>P3DT2H38M35S</meta:editing-duration>
    <meta:editing-cycles>312</meta:editing-cycles>
    <meta:generator>OpenOffice/4.1.6$Win32 OpenOffice.org_project/416m1$Build-9790</meta:generator>
    <meta:document-statistic meta:table-count="3" meta:image-count="0" meta:object-count="0" meta:page-count="2" meta:paragraph-count="139" meta:word-count="410" meta:character-count="2974"/>
  </office:meta>
</office:document-meta>
</file>